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helvetica" svg:font-family="helvetica, 'nimbus sans l', arial, 'liberation sans', sans-serif"/>
  </office:font-face-decls>
  <office:automatic-styles>
    <style:style style:name="P1" style:family="paragraph" style:parent-style-name="Standard">
      <style:text-properties officeooo:rsid="00032aaa" officeooo:paragraph-rsid="00032aaa"/>
    </style:style>
    <style:style style:name="P2" style:family="paragraph" style:parent-style-name="Standard">
      <style:text-properties officeooo:paragraph-rsid="00032aaa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0acbd8" officeooo:paragraph-rsid="000acbd8" style:text-blinking="false" fo:background-color="transparent" style:font-weight-asian="normal" style:font-weight-complex="normal"/>
    </style:style>
    <style:style style:name="P4" style:family="paragraph" style:parent-style-name="Standard">
      <style:text-properties fo:font-variant="normal" fo:text-transform="none" fo:color="#0000ff" loext:opacity="100%" style:text-line-through-style="none" style:text-line-through-type="none" style:font-name="Calibri" fo:font-size="11pt" fo:font-style="normal" style:text-underline-style="none" fo:font-weight="normal" officeooo:rsid="000acbd8" officeooo:paragraph-rsid="000acbd8" style:text-blinking="false" fo:background-color="transparent" style:font-weight-asian="normal" style:font-weight-complex="normal"/>
    </style:style>
    <style:style style:name="P5" style:family="paragraph" style:parent-style-name="Standard">
      <style:text-properties officeooo:paragraph-rsid="00037e77"/>
    </style:style>
    <style:style style:name="P6" style:family="paragraph" style:parent-style-name="Standard">
      <style:text-properties officeooo:rsid="00037e77" officeooo:paragraph-rsid="00037e77"/>
    </style:style>
    <style:style style:name="P7" style:family="paragraph" style:parent-style-name="Standard">
      <style:text-properties officeooo:rsid="00037e77" officeooo:paragraph-rsid="0004501c"/>
    </style:style>
    <style:style style:name="P8" style:family="paragraph" style:parent-style-name="Standard">
      <style:text-properties officeooo:rsid="00037e77" officeooo:paragraph-rsid="0005bedc"/>
    </style:style>
    <style:style style:name="P9" style:family="paragraph" style:parent-style-name="Standard">
      <style:text-properties officeooo:rsid="0004501c" officeooo:paragraph-rsid="0004501c"/>
    </style:style>
    <style:style style:name="P10" style:family="paragraph" style:parent-style-name="Standard">
      <style:text-properties officeooo:rsid="0004501c" officeooo:paragraph-rsid="0005bedc"/>
    </style:style>
    <style:style style:name="P11" style:family="paragraph" style:parent-style-name="Standard">
      <style:text-properties officeooo:paragraph-rsid="0005bedc"/>
    </style:style>
    <style:style style:name="P12" style:family="paragraph" style:parent-style-name="Standard">
      <style:text-properties officeooo:paragraph-rsid="00073f89"/>
    </style:style>
    <style:style style:name="P13" style:family="paragraph" style:parent-style-name="Standard">
      <style:text-properties officeooo:paragraph-rsid="0009274b"/>
    </style:style>
    <style:style style:name="P14" style:family="paragraph" style:parent-style-name="Standard">
      <style:text-properties officeooo:paragraph-rsid="00092d6e"/>
    </style:style>
    <style:style style:name="P15" style:family="paragraph" style:parent-style-name="Standard">
      <style:text-properties officeooo:rsid="000acbd8" officeooo:paragraph-rsid="000acbd8"/>
    </style:style>
    <style:style style:name="P16" style:family="paragraph" style:parent-style-name="Standard">
      <style:text-properties officeooo:rsid="000acbd8" officeooo:paragraph-rsid="000cfbe7"/>
    </style:style>
    <style:style style:name="P17" style:family="paragraph" style:parent-style-name="Standard">
      <style:text-properties officeooo:paragraph-rsid="000acbd8"/>
    </style:style>
    <style:style style:name="P18" style:family="paragraph" style:parent-style-name="Standard">
      <style:text-properties officeooo:rsid="000b73f2" officeooo:paragraph-rsid="000b73f2"/>
    </style:style>
    <style:style style:name="P19" style:family="paragraph" style:parent-style-name="Standard">
      <style:text-properties officeooo:paragraph-rsid="000b73f2"/>
    </style:style>
    <style:style style:name="P20" style:family="paragraph" style:parent-style-name="Standard">
      <style:text-properties officeooo:rsid="000c85f0" officeooo:paragraph-rsid="000c85f0"/>
    </style:style>
    <style:style style:name="P21" style:family="paragraph" style:parent-style-name="Standard">
      <style:text-properties officeooo:rsid="000cfbe7" officeooo:paragraph-rsid="000cfbe7"/>
    </style:style>
    <style:style style:name="P22" style:family="paragraph" style:parent-style-name="Standard">
      <style:text-properties officeooo:paragraph-rsid="000cfbe7"/>
    </style:style>
    <style:style style:name="P23" style:family="paragraph" style:parent-style-name="Standard">
      <style:text-properties style:font-name="Calibri" fo:font-weight="normal" officeooo:rsid="000acbd8" officeooo:paragraph-rsid="000acbd8" style:font-weight-asian="normal" style:font-weight-complex="normal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3f2" officeooo:paragraph-rsid="000b73f2" style:text-blinking="false" fo:background-color="transparent"/>
    </style:style>
    <style:style style:name="P26" style:family="paragraph" style:parent-style-name="Text_20_body">
      <style:paragraph-properties fo:margin-top="0.1665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fbe7" style:text-blinking="false" fo:background-color="transparent"/>
    </style:style>
    <style:style style:name="P28" style:family="paragraph" style:parent-style-name="Text_20_body">
      <style:text-properties officeooo:paragraph-rsid="000b73f2"/>
    </style:style>
    <style:style style:name="P29" style:family="paragraph" style:parent-style-name="Text_20_body">
      <style:text-properties officeooo:rsid="000c85f0" officeooo:paragraph-rsid="000c85f0"/>
    </style:style>
    <style:style style:name="P30" style:family="paragraph" style:parent-style-name="Text_20_body">
      <style:text-properties officeooo:paragraph-rsid="000c85f0"/>
    </style:style>
    <style:style style:name="T1" style:family="text">
      <style:text-properties officeooo:rsid="00032aaa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73f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2aa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7e7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501c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bedc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3f89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9f94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274b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2d6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acbd8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073f8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0acbd8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0b73f2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0c85f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helvetica" fo:font-size="9.60000038146973pt" fo:letter-spacing="normal" fo:font-style="normal" style:text-underline-style="none" fo:font-weight="normal" officeooo:rsid="00032aaa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normal" officeooo:rsid="00073f89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officeooo:rsid="00073f89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alibri1" fo:font-size="11pt" fo:font-style="normal" style:text-underline-style="none" fo:font-weight="bold" officeooo:rsid="00073f89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73f89" style:text-blinking="false" fo:background-color="transparent" loext:char-shading-value="0"/>
    </style:style>
    <style:style style:name="T23" style:family="text">
      <style:text-properties fo:font-variant="normal" fo:text-transform="none" fo:color="#3b3d41" loext:opacity="100%" style:text-line-through-style="none" style:text-line-through-type="none" style:font-name="helvetica" fo:font-size="9.60000038146973pt" fo:letter-spacing="normal" fo:font-style="normal" style:text-underline-style="none" fo:font-weight="normal" officeooo:rsid="00032aaa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0000ff" loext:opacity="100%" style:text-line-through-style="none" style:text-line-through-type="none" style:font-name="Calibri1" fo:font-size="11pt" fo:font-style="normal" style:text-underline-style="none" fo:font-weight="normal" officeooo:rsid="00073f89" style:text-blinking="false" fo:background-color="transparent" loext:char-shading-value="0"/>
    </style:style>
    <style:style style:name="T25" style:family="text">
      <style:text-properties fo:font-variant="normal" fo:text-transform="none" fo:color="#0000ff" loext:opacity="100%" style:text-line-through-style="none" style:text-line-through-type="none" style:font-name="Calibri1" fo:font-size="11pt" fo:font-style="normal" style:text-underline-style="none" officeooo:rsid="00073f89" style:text-blinking="false" fo:background-color="transparent" loext:char-shading-value="0"/>
    </style:style>
    <style:style style:name="T26" style:family="text">
      <style:text-properties fo:font-variant="normal" fo:text-transform="none" fo:color="#0000ff" loext:opacity="100%" style:text-line-through-style="none" style:text-line-through-type="none" fo:font-size="11pt" fo:font-style="normal" style:text-underline-style="none" officeooo:rsid="00073f89" style:text-blinking="false" fo:background-color="transparent" loext:char-shading-value="0"/>
    </style:style>
    <style:style style:name="T27" style:family="text">
      <style:text-properties fo:color="#000000" loext:opacity="100%" style:font-name="Arial" officeooo:rsid="00073f89"/>
    </style:style>
    <style:style style:name="T28" style:family="text">
      <style:text-properties fo:color="#000000" loext:opacity="100%" officeooo:rsid="00073f89"/>
    </style:style>
    <style:style style:name="T29" style:family="text">
      <style:text-properties style:font-name="Arial" officeooo:rsid="00073f89"/>
    </style:style>
    <style:style style:name="T30" style:family="text">
      <style:text-properties style:font-name="Arial" fo:font-weight="normal" officeooo:rsid="00073f89"/>
    </style:style>
    <style:style style:name="T31" style:family="text">
      <style:text-properties fo:letter-spacing="normal"/>
    </style:style>
    <style:style style:name="T32" style:family="text">
      <style:text-properties fo:letter-spacing="normal" officeooo:rsid="000acbd8"/>
    </style:style>
    <style:style style:name="T33" style:family="text">
      <style:text-properties officeooo:rsid="00073f89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)Insert into </text:span><text:bookmark text:name="docs-internal-guid-9bbca458-7fff-e9e4-2648-2414f304547e"/><text:span text:style-name="T3">Customer_Person</text:span> <text:span text:style-name="T1">(</text:span></text:p>
      <text:p text:style-name="P1">(‘C123’,’James’, ‘ ‘,’Smith’,’<text:a xlink:type="simple" xlink:href="mailto:jamessmith12@gmail.com" text:style-name="Internet_20_link" text:visited-style-name="Visited_20_Internet_20_Link">jamessmith12@gmail.com</text:a>’, 04/09/1999),</text:p>
      <text:p text:style-name="P1">(‘C124’,’Michale’, ‘ ‘,’Smith’,’michale<text:a xlink:type="simple" xlink:href="mailto:jamessmith12@gmail.com" text:style-name="Internet_20_link" text:visited-style-name="Visited_20_Internet_20_Link">smith@gmail.com</text:a>’, 09/10/1996),</text:p>
      <text:p text:style-name="P1">(‘C125’,’Maria’, ‘ ‘,’Garcia’,’mariagarcia45<text:a xlink:type="simple" xlink:href="mailto:jamessmith12@gmail.com" text:style-name="Internet_20_link" text:visited-style-name="Visited_20_Internet_20_Link">@yahoo.com</text:a>’, 09/21/1993),</text:p>
      <text:p text:style-name="P1">(‘C126’,’Mary’, ‘ ‘,’Johnson’,’Marijohnson67<text:a xlink:type="simple" xlink:href="mailto:jamessmith12@gmail.com" text:style-name="Internet_20_link" text:visited-style-name="Visited_20_Internet_20_Link">@gmail.com</text:a>’, 10/20/1999),</text:p>
      <text:p text:style-name="P1">(‘C127’,’Lopez’, ‘K ‘,’Spanish’,’lopez468<text:a xlink:type="simple" xlink:href="mailto:jamessmith12@gmail.com" text:style-name="Internet_20_link" text:visited-style-name="Visited_20_Internet_20_Link">@gmail.com</text:a>’, 04/19/1992),</text:p>
      <text:p text:style-name="P1">(‘C128’,’Taylor’, ‘Piya ‘,’English’,’taylor09<text:a xlink:type="simple" xlink:href="mailto:jamessmith12@gmail.com" text:style-name="Internet_20_link" text:visited-style-name="Visited_20_Internet_20_Link">@hot.com</text:a>’, 12/09/1997),</text:p>
      <text:p text:style-name="P1">(‘C129’,’Lewis’, ‘ west‘,’Young’,’westkj78<text:a xlink:type="simple" xlink:href="mailto:jamessmith12@gmail.com" text:style-name="Internet_20_link" text:visited-style-name="Visited_20_Internet_20_Link">@gmail.com</text:a>’, 12/23/1980),</text:p>
      <text:p text:style-name="P1">(‘C130’,’King’, ‘jack‘,’Scottish’,’scottish6bh<text:a xlink:type="simple" xlink:href="mailto:jamessmith12@gmail.com" text:style-name="Internet_20_link" text:visited-style-name="Visited_20_Internet_20_Link">@yahoo.com</text:a>’, 11/06/1970));</text:p>
      <text:p text:style-name="P1"/>
      <text:p text:style-name="P2"><text:span text:style-name="T1">2)Select * from </text:span><text:bookmark text:name="docs-internal-guid-b87ceb1e-7fff-ad3e-31c3-d5a88184763b"/><text:span text:style-name="T3">product</text:span> </text:p>
      <text:p text:style-name="P2"/>
      <text:p text:style-name="P2"><text:span text:style-name="T1">2)Select p.Name, </text:span><text:bookmark text:name="docs-internal-guid-a79ecf15-7fff-8fcb-005e-baf85820ea63"/><text:span text:style-name="T1">p.</text:span><text:span text:style-name="T3">Description, </text:span><text:span text:style-name="T4">c.Type, s_c.Name, p_s.</text:span><text:bookmark text:name="docs-internal-guid-fae49c6f-7fff-0f7c-3095-068c927f4417"/><text:span text:style-name="T4"> Unit_price </text:span></text:p>
      <text:p text:style-name="P2"><text:span text:style-name="T4">From Product as p, Category as c, Supplier_company as s_c, </text:span><text:bookmark text:name="docs-internal-guid-fa3c3831-7fff-6d35-2e6d-cbb3c6b15707"/><text:span text:style-name="T3"> Product_supplied_by </text:span><text:span text:style-name="T4">as p_s</text:span></text:p>
      <text:p text:style-name="P2"><text:span text:style-name="T4">Where p.</text:span><text:bookmark text:name="docs-internal-guid-1e92195e-7fff-1394-a6a9-290ad1dfd72d"/><text:span text:style-name="T4"> Cat_id <text:s/>=c.</text:span><text:bookmark text:name="docs-internal-guid-3f91a0c2-7fff-a552-37c1-152990cf78cc"/><text:span text:style-name="T3"> Cat_id </text:span><text:span text:style-name="T4">AND p.</text:span><text:bookmark text:name="docs-internal-guid-0697bdb7-7fff-d6bf-ff44-7ee54376f3a4 Copy 1"/><text:span text:style-name="T4">p_id=p_s.</text:span><text:bookmark text:name="docs-internal-guid-ed9c275e-7fff-ed8b-e174-a4cae3a9d432"/><text:span text:style-name="T4"> P_id AND p_s.</text:span><text:bookmark text:name="docs-internal-guid-b3fbe0f6-7fff-b698-33b7-8539b05e529e"/><text:span text:style-name="T4">sup_id = s_c.</text:span><text:bookmark text:name="docs-internal-guid-75e2e3e5-7fff-1e7c-b216-0e897068c28a"/><text:span text:style-name="T4">Name ;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Insert into </text:span><text:bookmark text:name="docs-internal-guid-6aa1d4c7-7fff-322e-c5e9-eba591d4dc46"/><text:span text:style-name="T3">Manager_Employee_Person </text:span><text:span text:style-name="T4">values(</text:span></text:p>
      <text:p text:style-name="P2"><text:span text:style-name="T4">(‘M80’,’E140’,’Olivia’,’ ‘,’Noah’,’oliva12@gmail.com’,’09/06/1992’,’</text:span><text:bookmark text:name="docs-internal-guid-08a743f5-7fff-9c80-6429-f94e89d0a7ef"/><text:span text:style-name="T4">General Manager’,’</text:span><text:bookmark text:name="docs-internal-guid-ef00cf81-7fff-d7a6-1bbe-08b6b2226186"/><text:span text:style-name="T4">Management’,5),</text:span></text:p>
      <text:p text:style-name="P2"><text:span text:style-name="T4">(‘M81’,’E141’,’Emma’,’ k‘,’Liam’,’emmakj89@hot.com’,07/19/1994,’</text:span><text:bookmark text:name="docs-internal-guid-4350b805-7fff-c62a-5683-7fe0b3282fdc"/><text:span text:style-name="T4">E-commerce Manager ’,’</text:span><text:bookmark text:name="docs-internal-guid-ef00cf81-7fff-d7a6-1bbe-08b6b2226186 Copy 1"/><text:span text:style-name="T4">Management’,8),</text:span></text:p>
      <text:p text:style-name="P2"><text:span text:style-name="T4">(‘M82’,’E142’,’Amelia’,’ ‘,’Oliver’,’</text:span><text:a xlink:type="simple" xlink:href="mailto:ameliaoli78@gmail.com" text:style-name="Internet_20_link" text:visited-style-name="Visited_20_Internet_20_Link">ameliaoli78@gmail.com</text:a><text:span text:style-name="T4">’,01/20/1989’,’</text:span><text:bookmark text:name="docs-internal-guid-e5aadb47-7fff-75f8-e384-0b2ee818ab0e"/><text:span text:style-name="T4">Marketing Manager’,’</text:span><text:bookmark text:name="docs-internal-guid-ef00cf81-7fff-d7a6-1bbe-08b6b2226186 Copy 1 Copy 1"/><text:span text:style-name="T4">Management’,10),</text:span></text:p>
      <text:p text:style-name="P2"><text:span text:style-name="T4">(‘M83’,’E143’,’Ava’,’ chicago‘,’Elijah’,’ava45@hot.com’,10/23/1978,’</text:span><text:bookmark text:name="docs-internal-guid-0051fd20-7fff-c10c-446b-e9461718ef63"/><text:span text:style-name="T4">Customer Service Manager’,’</text:span><text:bookmark text:name="docs-internal-guid-2768c754-7fff-5d54-ad70-44a24277bb17"/><text:span text:style-name="T4">Support’,5),</text:span></text:p>
      <text:p text:style-name="P2"><text:span text:style-name="T4">(‘M84’,’E144’,’Sophia’,’ Kate‘,’Mateo’,’katesp78@gmail.com’,12/26/1989,’</text:span><text:bookmark text:name="docs-internal-guid-4350b805-7fff-c62a-5683-7fe0b3282fdc Copy 1"/><text:span text:style-name="T4">E-commerce’,’</text:span><text:bookmark text:name="docs-internal-guid-ef00cf81-7fff-d7a6-1bbe-08b6b2226186 Copy 1 Copy 3"/><text:span text:style-name="T4">Management’,9),</text:span></text:p>
      <text:p text:style-name="P2"><text:span text:style-name="T4">(‘M85’,’E145’,’Harper’,’ ‘,’Greyson’,’hargrey90@yahoo.com’,06/27/1990,’</text:span><text:bookmark text:name="docs-internal-guid-08a743f5-7fff-9c80-6429-f94e89d0a7ef Copy 1 Copy 4"/><text:span text:style-name="T4">General Manager’,’</text:span><text:bookmark text:name="docs-internal-guid-ef00cf81-7fff-d7a6-1bbe-08b6b2226186 Copy 1 Copy 4"/><text:span text:style-name="T4">Management’,5),</text:span></text:p>
      <text:p text:style-name="P2"><text:span text:style-name="T4">(‘M86’,’E146’,’Dhoni’,’ I‘,’Singh’,’singhdhoni07@yahoo.com’,08/01/1992,’</text:span><text:bookmark text:name="docs-internal-guid-0051fd20-7fff-c10c-446b-e9461718ef63 Copy 1"/><text:span text:style-name="T4">Customer Service Manager’,’</text:span><text:bookmark text:name="docs-internal-guid-2768c754-7fff-5d54-ad70-44a24277bb17 Copy 1"/><text:span text:style-name="T4">Support’,6),</text:span></text:p>
      <text:p text:style-name="P2"><text:span text:style-name="T4">(‘M87’,’E147’,’Lily’,’ ‘,’Owen’,’lilyro468@gmail.com’,11/09/1979,’</text:span><text:bookmark text:name="docs-internal-guid-d88af686-7fff-baad-93d4-9bdb2235e28e Copy 1"/><text:span text:style-name="T4">Operations Manager’,’</text:span><text:bookmark text:name="docs-internal-guid-3fc58fcf-7fff-1b09-4341-43719e1dba5e Copy 1"/><text:span text:style-name="T4">IT’,10),</text:span></text:p>
      <text:p text:style-name="P2"><text:span text:style-name="T4">(‘M88’,’E148’,’Penelope’,’ ‘,’Ester’,’penelope673hyu@gmail.com’,11/19/1987,’</text:span><text:bookmark text:name="docs-internal-guid-d88af686-7fff-baad-93d4-9bdb2235e28e"/><text:span text:style-name="T4">Operations Manager ’,’</text:span><text:bookmark text:name="docs-internal-guid-3fc58fcf-7fff-1b09-4341-43719e1dba5e"/><text:span text:style-name="T4">IT’,15),</text:span></text:p>
      <text:p text:style-name="P2"><text:span text:style-name="T4">(‘M89’,’E149’,’Nora’,’Jesus ‘,’Luke’,’</text:span><text:a xlink:type="simple" xlink:href="mailto:jesusnora56@gmail.com" text:style-name="Internet_20_link" text:visited-style-name="Visited_20_Internet_20_Link">jesusnora56@gmail.com</text:a><text:span text:style-name="T4">’,12/10/1998,’</text:span><text:bookmark text:name="docs-internal-guid-e5aadb47-7fff-75f8-e384-0b2ee818ab0e Copy 1"/><text:span text:style-name="T4">Marketing Manager’,’</text:span><text:bookmark text:name="docs-internal-guid-ef00cf81-7fff-d7a6-1bbe-08b6b2226186 Copy 1 Copy 8"/><text:span text:style-name="T4">Management’,30));</text:span></text:p>
      <text:p text:style-name="P2"><text:span text:style-name="T4"/></text:p>
      <text:p text:style-name="P2"><text:span text:style-name="T4"/></text:p>
      <text:p text:style-name="P2"><text:span text:style-name="T4">Insert into </text:span><text:bookmark text:name="docs-internal-guid-82906243-7fff-7fe0-b3f2-fa823c84f3e8"/><text:span text:style-name="T3">Manager_Employee_Address </text:span><text:span text:style-name="T4">values(</text:span></text:p>
      <text:p text:style-name="P5"><text:span text:style-name="T4">(‘M80’,’E140’,’</text:span><text:span text:style-name="T23">173 Skirmisher Lane Middletown VA 22645 USA</text:span><text:span text:style-name="T3">‘</text:span><text:span text:style-name="T5">),</text:span></text:p>
      <text:p text:style-name="P6"><text:span text:style-name="T3">(</text:span><text:span text:style-name="T4">‘M81’,’E141’,’W3718 South Drive Plymouth WI 53073 USA’</text:span><text:span text:style-name="T3">),</text:span></text:p>
      <text:p text:style-name="P6">(<text:span text:style-name="T4">M82’,’E142’,’50 Ranck Ave Lancaster PA 17602 USA’</text:span><text:span text:style-name="T3">),</text:span></text:p>
      <text:p text:style-name="P6"><text:span text:style-name="T3">(</text:span><text:span text:style-name="T4">‘M83’,’E143’,’Ava’,’2535 Lanier Tech Drive Gainesville GA 30507 USA’</text:span><text:span text:style-name="T3">),</text:span></text:p>
      <text:p text:style-name="P6"><text:span text:style-name="T3">(</text:span><text:span text:style-name="T4">‘M84’,’E144’,’610 N Capitol Ave Lansing MI 48933 USA’</text:span><text:span text:style-name="T3">),</text:span></text:p>
      <text:p text:style-name="P6"><text:span text:style-name="T3">(</text:span><text:span text:style-name="T4">‘M85’,’E145’,’1710 Peaceful Meadow Court Laredo TX 78041-6540 USA’</text:span><text:span text:style-name="T3">),</text:span></text:p>
      <text:p text:style-name="P6"><text:span text:style-name="T3">(</text:span><text:span text:style-name="T4">‘M86’,’E146’,’2241 Tower East Medford OR 97504-9998 USA’</text:span><text:span text:style-name="T3">),</text:span></text:p>
      <text:p text:style-name="P6"><text:span text:style-name="T3">(</text:span><text:span text:style-name="T4">‘M87’,’E147’,’16301 Creative Dr NE Poulsbo WA 98370 USA’</text:span><text:span text:style-name="T3">),</text:span></text:p>
      <text:p text:style-name="P7"><text:span text:style-name="T3">(</text:span><text:span text:style-name="T4">‘M88’,’E148’,’828 E. 11th Ave. Eugene OR 97401-3745 USA’</text:span><text:span text:style-name="T6">),</text:span></text:p>
      <text:p text:style-name="P9"><text:span text:style-name="T6">(</text:span><text:span text:style-name="T4">‘M89’,’E149’,’2700 Flightline Ave Sanford FL 32773 USA’</text:span><text:span text:style-name="T3">));</text:span></text:p>
      <text:p text:style-name="P6"><text:span text:style-name="T3"/></text:p>
      <text:p text:style-name="P6"><text:span text:style-name="T3"/></text:p>
      <text:p text:style-name="P11"><text:soft-page-break/><text:span text:style-name="T7">Insert into </text:span><text:bookmark text:name="docs-internal-guid-2209c51c-7fff-22b6-47f5-7e545c2e344e"/><text:span text:style-name="T3">Manager_Employee_Phone </text:span><text:span text:style-name="T7">values(</text:span></text:p>
      <text:p text:style-name="P11"><text:span text:style-name="T4">(‘M80’,’E140’,’</text:span><text:span text:style-name="T18">585-234-9296</text:span><text:span text:style-name="T3">‘</text:span><text:span text:style-name="T5">),</text:span></text:p>
      <text:p text:style-name="P8"><text:span text:style-name="T3">(</text:span><text:span text:style-name="T4">‘M81’,’E141’,’541-448-5193’</text:span><text:span text:style-name="T3">),</text:span></text:p>
      <text:p text:style-name="P8">(<text:span text:style-name="T4">M82’,’E142’,’337-585-6030’</text:span><text:span text:style-name="T3">),</text:span></text:p>
      <text:p text:style-name="P8"><text:span text:style-name="T3">(</text:span><text:span text:style-name="T4">‘M83’,’E143’,’505-225-4452’</text:span><text:span text:style-name="T3">),</text:span></text:p>
      <text:p text:style-name="P8"><text:span text:style-name="T3">(</text:span><text:span text:style-name="T4">‘M84’,’E144’,’601-427-5424’</text:span><text:span text:style-name="T3">),</text:span></text:p>
      <text:p text:style-name="P8"><text:span text:style-name="T3">(</text:span><text:span text:style-name="T4">‘M85’,’E145’,’252-979-8383’</text:span><text:span text:style-name="T3">),</text:span></text:p>
      <text:p text:style-name="P8"><text:span text:style-name="T3">(</text:span><text:span text:style-name="T4">‘M86’,’E146’,’334-536-6765’</text:span><text:span text:style-name="T3">),</text:span></text:p>
      <text:p text:style-name="P8"><text:span text:style-name="T3">(</text:span><text:span text:style-name="T4">‘M87’,’E147’,’314-493-5133’</text:span><text:span text:style-name="T3">),</text:span></text:p>
      <text:p text:style-name="P8"><text:span text:style-name="T3">(</text:span><text:span text:style-name="T4">‘M88’,’E148’,’631-545-3409’</text:span><text:span text:style-name="T6">),</text:span></text:p>
      <text:p text:style-name="P10"><text:span text:style-name="T3">(</text:span><text:span text:style-name="T4">‘M89’,’E149’,’863-275-6740’</text:span><text:span text:style-name="T3">));</text:span></text:p>
      <text:p text:style-name="P8"><text:span text:style-name="T7"/></text:p>
      <text:p text:style-name="P12"><text:span text:style-name="T8">Insert into </text:span><text:bookmark text:name="docs-internal-guid-9f13c765-7fff-12d0-ba97-e8f084792448"/><text:span text:style-name="T3">Worker_Employee_Person </text:span><text:span text:style-name="T12">values</text:span><text:span text:style-name="T3"> </text:span><text:span text:style-name="T8">(</text:span></text:p>
      <text:p text:style-name="P14"><text:span text:style-name="T8">(‘E170’,’Galtero’,’ ‘,’Morante’,’galtero456@gmail.com’,1997-01-01,8.30,</text:span><text:bookmark text:name="docs-internal-guid-b1a42f49-7fff-4b53-12ba-7665567270d6"/><text:span text:style-name="T3">‘Management’,</text:span><text:span text:style-name="T8">10.</text:span><text:span text:style-name="T11">0</text:span><text:span text:style-name="T8">),(‘E171’,’Ismael’,’ </text:span><text:span text:style-name="T9">Kristi</text:span><text:span text:style-name="T8">‘,’Guiterrez’,’</text:span><text:span text:style-name="T11">kristi98</text:span><text:span text:style-name="T8">@gmail.com’,199</text:span><text:span text:style-name="T11">8</text:span><text:span text:style-name="T8">-0</text:span><text:span text:style-name="T11">2</text:span><text:span text:style-name="T8">-01,8.</text:span><text:span text:style-name="T11">0</text:span><text:span text:style-name="T8">,</text:span><text:bookmark text:name="docs-internal-guid-b1a42f49-7fff-4b53-12ba-7665567270d6 Copy 1"/><text:span text:style-name="T8">‘</text:span><text:bookmark text:name="docs-internal-guid-d0b6d394-7fff-0ad4-2167-c3600ae03c3e"/><text:span text:style-name="T8">Working staff ’,</text:span><text:span text:style-name="T11">20.0</text:span><text:span text:style-name="T8">),</text:span></text:p>
      <text:p text:style-name="P14"><text:span text:style-name="T8">(‘E172’,’Pacho’,’ </text:span><text:span text:style-name="T9">L</text:span><text:span text:style-name="T8">‘,’Sevilla’,’</text:span><text:span text:style-name="T11">pacho09sd</text:span><text:a xlink:type="simple" xlink:href="mailto:galtero456@gmail.com" text:style-name="Internet_20_link" text:visited-style-name="Visited_20_Internet_20_Link">@gmail.com</text:a><text:span text:style-name="T8">’,</text:span><text:span text:style-name="T11">1979</text:span><text:span text:style-name="T8">-0</text:span><text:span text:style-name="T11">3</text:span><text:span text:style-name="T8">-01,</text:span><text:span text:style-name="T11">9.0</text:span><text:span text:style-name="T8">,</text:span><text:bookmark text:name="docs-internal-guid-b1a42f49-7fff-4b53-12ba-7665567270d6 Copy 2"/><text:span text:style-name="T8">‘</text:span><text:bookmark text:name="docs-internal-guid-442ed5a7-7fff-aa21-95e8-f2e714c1b5a7"/><text:span text:style-name="T8">IT’,</text:span><text:span text:style-name="T11">20.5</text:span><text:span text:style-name="T8">),</text:span></text:p>
      <text:p text:style-name="P14"><text:span text:style-name="T8">(‘E173’,’Andreo’,’ ‘,’Tome’,’</text:span><text:span text:style-name="T11">andreot63</text:span><text:span text:style-name="T8">@</text:span><text:span text:style-name="T11">hot</text:span><text:span text:style-name="T8">.com’,</text:span><text:span text:style-name="T11">1980</text:span><text:span text:style-name="T8">-</text:span><text:span text:style-name="T11">10</text:span><text:span text:style-name="T8">-01,</text:span><text:span text:style-name="T11">10.0</text:span><text:span text:style-name="T8">,</text:span><text:bookmark text:name="docs-internal-guid-b1a42f49-7fff-4b53-12ba-7665567270d6 Copy 3"/><text:span text:style-name="T8">‘</text:span><text:bookmark text:name="docs-internal-guid-626c2fa4-7fff-588d-4c5e-c5e8e20a3d1f"/><text:span text:style-name="T8">Working staff’,</text:span><text:span text:style-name="T11">25.0</text:span><text:span text:style-name="T8">),</text:span></text:p>
      <text:p text:style-name="P14"><text:span text:style-name="T8">(‘E174’,’Naldo’,’ ‘,’Lasso’,’</text:span><text:span text:style-name="T11">lasso89</text:span><text:span text:style-name="T8">@</text:span><text:span text:style-name="T11">yahoo</text:span><text:span text:style-name="T8">.com’,</text:span><text:span text:style-name="T11">1999</text:span><text:span text:style-name="T8">-</text:span><text:span text:style-name="T11">12</text:span><text:span text:style-name="T8">-01,</text:span><text:span text:style-name="T11">7</text:span><text:span text:style-name="T8">.30,</text:span><text:bookmark text:name="docs-internal-guid-b1a42f49-7fff-4b53-12ba-7665567270d6 Copy 4"/><text:span text:style-name="T8">‘</text:span><text:bookmark text:name="docs-internal-guid-d0b6d394-7fff-0ad4-2167-c3600ae03c3e Copy 1"/><text:span text:style-name="T8">Working staff’,</text:span><text:span text:style-name="T11">9.7</text:span><text:span text:style-name="T8">),</text:span></text:p>
      <text:p text:style-name="P13"><text:span text:style-name="T8">(‘E175’,’Tomas’,’</text:span><text:span text:style-name="T10">Kat</text:span><text:span text:style-name="T8">‘,’Jerez’,’</text:span><text:span text:style-name="T11">katla90</text:span><text:span text:style-name="T8">@gmail.com’,</text:span><text:span text:style-name="T11">1996</text:span><text:span text:style-name="T8">-01-01,</text:span><text:span text:style-name="T11">9</text:span><text:span text:style-name="T8">.30,’Management’,10.</text:span><text:span text:style-name="T11">0</text:span><text:span text:style-name="T8">),</text:span></text:p>
      <text:p text:style-name="P14"><text:span text:style-name="T8">(‘E176’,’Elsa’,’ ‘,’Luy’,’</text:span><text:span text:style-name="T11">riseshine5646</text:span><text:span text:style-name="T8">@</text:span><text:span text:style-name="T11">hot</text:span><text:span text:style-name="T8">.com’,</text:span><text:span text:style-name="T11">1995</text:span><text:span text:style-name="T8">-</text:span><text:span text:style-name="T11">02</text:span><text:span text:style-name="T8">-01,</text:span><text:span text:style-name="T11">10</text:span><text:span text:style-name="T8">.</text:span><text:span text:style-name="T11">5</text:span><text:span text:style-name="T8">0,’</text:span><text:bookmark text:name="docs-internal-guid-442ed5a7-7fff-aa21-95e8-f2e714c1b5a7 Copy 1"/><text:span text:style-name="T8">IT’,10.</text:span><text:span text:style-name="T11">0</text:span><text:span text:style-name="T8">),</text:span></text:p>
      <text:p text:style-name="P14"><text:span text:style-name="T8">(‘E177’,’Ismael’,’</text:span><text:span text:style-name="T10">paris</text:span><text:span text:style-name="T8"> ‘,’Guiterrez’,’</text:span><text:span text:style-name="T11">ukpparis123</text:span><text:span text:style-name="T8">@gmail.com’,</text:span><text:span text:style-name="T11">1978</text:span><text:span text:style-name="T8">-</text:span><text:span text:style-name="T11">03</text:span><text:span text:style-name="T8">-01,8.30,</text:span><text:bookmark text:name="docs-internal-guid-b1a42f49-7fff-4b53-12ba-7665567270d6 Copy 7"/><text:span text:style-name="T8">‘</text:span><text:bookmark text:name="docs-internal-guid-e5280fc7-7fff-f59a-8460-34ed152586db Copy 1"/><text:span text:style-name="T8">Support’,</text:span><text:span text:style-name="T11">11.5</text:span><text:span text:style-name="T8">),</text:span></text:p>
      <text:p text:style-name="P14"><text:span text:style-name="T8">(‘E178’,’Rio’,’ ‘,’Rada’,’</text:span><text:span text:style-name="T11">radario979</text:span><text:span text:style-name="T8">@</text:span><text:span text:style-name="T11">yahoo</text:span><text:span text:style-name="T8">.com’,</text:span><text:span text:style-name="T11">1986</text:span><text:span text:style-name="T8">-</text:span><text:span text:style-name="T11">09</text:span><text:span text:style-name="T8">-01,</text:span><text:span text:style-name="T11">10</text:span><text:span text:style-name="T8">.0,’</text:span><text:bookmark text:name="docs-internal-guid-e5280fc7-7fff-f59a-8460-34ed152586db"/><text:span text:style-name="T8">Support’,</text:span><text:span text:style-name="T11">9.8</text:span><text:span text:style-name="T8">),</text:span></text:p>
      <text:p text:style-name="P14"><text:span text:style-name="T8">(‘E179’,’</text:span><text:span text:style-name="T10">Kate</text:span><text:span text:style-name="T8">’,’ </text:span><text:span text:style-name="T10">U</text:span><text:span text:style-name="T8">‘,’</text:span><text:span text:style-name="T10">Middelton</text:span><text:span text:style-name="T8">’,’</text:span><text:span text:style-name="T11">kate68769</text:span><text:span text:style-name="T8">@gmail.com’,</text:span><text:span text:style-name="T11">1990</text:span><text:span text:style-name="T8">-</text:span><text:span text:style-name="T11">10</text:span><text:span text:style-name="T8">-01,8.</text:span><text:span text:style-name="T11">0</text:span><text:span text:style-name="T8">,’</text:span><text:bookmark text:name="docs-internal-guid-d0b6d394-7fff-0ad4-2167-c3600ae03c3e Copy 2"/><text:span text:style-name="T8">Working staff’,</text:span><text:span text:style-name="T11">11.0</text:span><text:span text:style-name="T8">)</text:span><text:span text:style-name="T11">);</text:span></text:p>
      <text:p text:style-name="P14"><text:span text:style-name="T11"/></text:p>
      <text:p text:style-name="P17"><text:span text:style-name="T11">I</text:span><text:span text:style-name="T12">nsert </text:span><text:bookmark text:name="docs-internal-guid-86c431b7-7fff-c4e8-57af-e3d5306dadde"/><text:span text:style-name="T3">Worker_Employee_Address </text:span><text:span text:style-name="T12">values(</text:span></text:p>
      <text:p text:style-name="P17"><text:span text:style-name="T12">(</text:span><text:span text:style-name="T8">‘E170’,’</text:span><text:span text:style-name="T14">7386 Shub Farm St.Ypsilanti MI 48197’</text:span><text:span text:style-name="T15">),</text:span></text:p>
      <text:p text:style-name="P17"><text:span text:style-name="T15">(</text:span><text:span text:style-name="T14">‘E171’,’767 Windsor Rd.East Hartford CT 06118’</text:span><text:span text:style-name="T15">),</text:span></text:p>
      <text:p text:style-name="P17"><text:span text:style-name="T15">(</text:span><text:span text:style-name="T14">‘E172’,’767 Windsor Rd.East Hartford CT 06118’</text:span><text:span text:style-name="T15">),</text:span></text:p>
      <text:p text:style-name="P17"><text:span text:style-name="T15">(</text:span><text:span text:style-name="T14">‘E173’,’9 Indian Summer Dr.Andover MA 01810’</text:span><text:span text:style-name="T15">),</text:span></text:p>
      <text:p text:style-name="P17"><text:span text:style-name="T15">(</text:span><text:span text:style-name="T14">‘E174’,’9423 Market St.Ridgewood NJ 07450’</text:span><text:span text:style-name="T15">),</text:span></text:p>
      <text:p text:style-name="P17"><text:span text:style-name="T15">(</text:span><text:span text:style-name="T14">‘E175’,’77 Birch Hill St.Riverside NJ 08075’</text:span><text:span text:style-name="T15">),</text:span></text:p>
      <text:p text:style-name="P17"><text:span text:style-name="T15">(</text:span><text:span text:style-name="T14">‘E176’,’146 Brickyard DriveCranston RI 02920’</text:span><text:span text:style-name="T15">),</text:span></text:p>
      <text:p text:style-name="P17"><text:span text:style-name="T15">(</text:span><text:span text:style-name="T14">‘E177’,’373 S. Garden Ave.Spring Hill FL 34608’</text:span><text:span text:style-name="T15">),</text:span></text:p>
      <text:p text:style-name="P17"><text:span text:style-name="T15">(</text:span><text:span text:style-name="T14">‘E178’,’178 Ridge LaneNorwich CT 06360’</text:span><text:span text:style-name="T15">),</text:span></text:p>
      <text:p text:style-name="P17"><text:span text:style-name="T15">(</text:span><text:span text:style-name="T14">‘E179’,’7692 Green St.Ronkonkoma NY 11779</text:span><text:span text:style-name="T15">));</text:span></text:p>
      <text:p text:style-name="P15"><text:span text:style-name="T14"/></text:p>
      <text:p text:style-name="P19"><text:span text:style-name="T14">I</text:span><text:span text:style-name="T16">nsert </text:span><text:bookmark text:name="docs-internal-guid-536fe054-7fff-b206-b47a-fd9d72cb5cbb"/><text:span text:style-name="T13">Customer_Address </text:span><text:span text:style-name="T16">values(</text:span></text:p>
      <text:p text:style-name="P18"><text:span text:style-name="T13">(</text:span></text:p>
      <text:p text:style-name="P25"><text:bookmark text:name="docs-internal-guid-f564e7e8-7fff-d013-e97f-643921dba085"/><text:span text:style-name="T31">insert into customer_person values('cust3','gary','','sobers','garysobers@gmail.com','01-01-2002');</text:span></text:p>
      <text:p text:style-name="P24">insert into customer_person values('cust4','kevin','','patrick','kevinpatrick@gmail.com','01-01-2003');</text:p>
      <text:p text:style-name="P24">insert into customer_person values('cust5','ricky','','smith','rickysmith@gmail.com','01-01-2004');</text:p>
      <text:p text:style-name="P24">insert into customer_person values('cust6','steve','','will','stevewill@gmail.com','01-01-2005');</text:p>
      <text:p text:style-name="P24">insert into customer_person values('cust7','marnus','','sobers','marnussobers@gmail.com','01-01-2006');</text:p>
      <text:p text:style-name="P24">insert into customer_person values('cust8','mitchell','','patrick','mitchellpatrick@gmail.com','01-01-2007');</text:p>
      <text:p text:style-name="P24">insert into customer_person values('cust9','ian','','smith','iansmith@gmail.com','01-01-2008');</text:p>
      <text:p text:style-name="P24"><text:soft-page-break/>insert into customer_person values('cust10','josh','','will','joshwill@gmail.com','01-01-2009');</text:p>
      <text:p text:style-name="P24">insert into customer_person values('cust11','mark','','sobers','marksobers@gmail.com','01-01-2010');</text:p>
      <text:p text:style-name="P24">insert into customer_person values('cust12','alan','','patrick','alanpatrick@gmail.com','01-01-2011');</text:p>
      <text:p text:style-name="P24">insert into customer_person values('cust13','stephen','','smith','stephensmith@gmail.com','01-01-2012');</text:p>
      <text:p text:style-name="P24">insert into customer_person values('cust14','tim','','will','timwill@gmail.com','01-01-2013');</text:p>
      <text:p text:style-name="P24">insert into customer_person values('cust15','terry','','sobers','terrysobers@gmail.com','01-01-2014');</text:p>
      <text:p text:style-name="Text_20_body"><text:line-break/><text:span text:style-name="T16">Insert into </text:span><text:bookmark text:name="docs-internal-guid-4daefe3d-7fff-ff23-547b-a059abe2010c"/><text:span text:style-name="T16">managed_by values(</text:span><text:bookmark text:name="docs-internal-guid-0c8a996a-7fff-d937-f284-4ca5a95b6016"/><text:span text:style-name="T16">'order16',</text:span><text:bookmark text:name="docs-internal-guid-981ec3c6-7fff-f24e-e411-bfb00c6514c6"/><text:span text:style-name="T16">'DMC1' ,12/29/1999);</text:span></text:p>
      <text:p text:style-name="P28"><text:span text:style-name="T16">Insert into </text:span><text:bookmark text:name="docs-internal-guid-4daefe3d-7fff-ff23-547b-a059abe2010c Copy 1"/><text:span text:style-name="T16">managed_by values(</text:span><text:bookmark text:name="docs-internal-guid-0c8a996a-7fff-d937-f284-4ca5a95b6016 Copy 1"/><text:span text:style-name="T16">'order17',</text:span><text:bookmark text:name="docs-internal-guid-981ec3c6-7fff-f24e-e411-bfb00c6514c6 Copy 1"/><text:span text:style-name="T16">'DMC1' ,12/29/2000);</text:span></text:p>
      <text:p text:style-name="P28"><text:span text:style-name="T16">Insert into </text:span><text:bookmark text:name="docs-internal-guid-4daefe3d-7fff-ff23-547b-a059abe2010c Copy 1 Copy 1"/><text:span text:style-name="T16">managed_by values(</text:span><text:bookmark text:name="docs-internal-guid-0c8a996a-7fff-d937-f284-4ca5a95b6016 Copy 1 Copy 1"/><text:span text:style-name="T16">'order18',</text:span><text:bookmark text:name="docs-internal-guid-981ec3c6-7fff-f24e-e411-bfb00c6514c6 Copy 1 Copy 1"/><text:span text:style-name="T16">'DMC1' ,12/28/2001);</text:span></text:p>
      <text:p text:style-name="P28"><text:span text:style-name="T16">Insert into </text:span><text:bookmark text:name="docs-internal-guid-4daefe3d-7fff-ff23-547b-a059abe2010c Copy 1 Copy 2"/><text:span text:style-name="T16">managed_by values(</text:span><text:bookmark text:name="docs-internal-guid-0c8a996a-7fff-d937-f284-4ca5a95b6016 Copy 1 Copy 2"/><text:span text:style-name="T16">'order19',</text:span><text:bookmark text:name="docs-internal-guid-981ec3c6-7fff-f24e-e411-bfb00c6514c6 Copy 1 Copy 2"/><text:span text:style-name="T16">'DMC2' ,12/20/2002);</text:span></text:p>
      <text:p text:style-name="P28"><text:span text:style-name="T16">Insert into </text:span><text:bookmark text:name="docs-internal-guid-4daefe3d-7fff-ff23-547b-a059abe2010c Copy 1 Copy 3"/><text:span text:style-name="T16">managed_by values(</text:span><text:bookmark text:name="docs-internal-guid-0c8a996a-7fff-d937-f284-4ca5a95b6016 Copy 1 Copy 3"/><text:span text:style-name="T16">'order20',</text:span><text:bookmark text:name="docs-internal-guid-981ec3c6-7fff-f24e-e411-bfb00c6514c6 Copy 1 Copy 3"/><text:span text:style-name="T16">'DMC2' ,12/21/2003);</text:span></text:p>
      <text:p text:style-name="P28"><text:span text:style-name="T16">Insert into </text:span><text:bookmark text:name="docs-internal-guid-4daefe3d-7fff-ff23-547b-a059abe2010c Copy 1 Copy 4"/><text:span text:style-name="T16">managed_by values(</text:span><text:bookmark text:name="docs-internal-guid-0c8a996a-7fff-d937-f284-4ca5a95b6016 Copy 1 Copy 4"/><text:span text:style-name="T16">'order21',</text:span><text:bookmark text:name="docs-internal-guid-981ec3c6-7fff-f24e-e411-bfb00c6514c6 Copy 1 Copy 4"/><text:span text:style-name="T16">'DMC3' ,12/29/2004);</text:span></text:p>
      <text:p text:style-name="P28"><text:span text:style-name="T16">Insert into </text:span><text:bookmark text:name="docs-internal-guid-4daefe3d-7fff-ff23-547b-a059abe2010c Copy 1 Copy 5"/><text:span text:style-name="T16">managed_by values(</text:span><text:bookmark text:name="docs-internal-guid-0c8a996a-7fff-d937-f284-4ca5a95b6016 Copy 1 Copy 5"/><text:span text:style-name="T16">'order22',</text:span><text:bookmark text:name="docs-internal-guid-981ec3c6-7fff-f24e-e411-bfb00c6514c6 Copy 1 Copy 5"/><text:span text:style-name="T16">'DMC3' ,12/15/2005);</text:span></text:p>
      <text:p text:style-name="P28"><text:span text:style-name="T16">Insert into </text:span><text:bookmark text:name="docs-internal-guid-4daefe3d-7fff-ff23-547b-a059abe2010c Copy 1 Copy 6"/><text:span text:style-name="T16">managed_by values(</text:span><text:bookmark text:name="docs-internal-guid-0c8a996a-7fff-d937-f284-4ca5a95b6016 Copy 1 Copy 6"/><text:span text:style-name="T16">'order23',</text:span><text:bookmark text:name="docs-internal-guid-981ec3c6-7fff-f24e-e411-bfb00c6514c6 Copy 1 Copy 6"/><text:span text:style-name="T16">'DMC4' ,12/29/2006);</text:span></text:p>
      <text:p text:style-name="P28"><text:span text:style-name="T16">Insert into </text:span><text:bookmark text:name="docs-internal-guid-4daefe3d-7fff-ff23-547b-a059abe2010c Copy 1 Copy 7"/><text:span text:style-name="T16">managed_by values(</text:span><text:bookmark text:name="docs-internal-guid-0c8a996a-7fff-d937-f284-4ca5a95b6016 Copy 1 Copy 7"/><text:span text:style-name="T16">'order24',</text:span><text:bookmark text:name="docs-internal-guid-981ec3c6-7fff-f24e-e411-bfb00c6514c6 Copy 1 Copy 7"/><text:span text:style-name="T16">'DMC4' ,12/30/2007);</text:span></text:p>
      <text:p text:style-name="P28"><text:span text:style-name="T16">Insert into </text:span><text:bookmark text:name="docs-internal-guid-4daefe3d-7fff-ff23-547b-a059abe2010c Copy 1 Copy 8"/><text:span text:style-name="T16">managed_by values(</text:span><text:bookmark text:name="docs-internal-guid-0c8a996a-7fff-d937-f284-4ca5a95b6016 Copy 1 Copy 8"/><text:span text:style-name="T16">'order25',</text:span><text:bookmark text:name="docs-internal-guid-981ec3c6-7fff-f24e-e411-bfb00c6514c6 Copy 1 Copy 8"/><text:span text:style-name="T16">'DMC5' ,01/01/2009);</text:span></text:p>
      <text:p text:style-name="P28"><text:span text:style-name="T16">Insert into </text:span><text:bookmark text:name="docs-internal-guid-4daefe3d-7fff-ff23-547b-a059abe2010c Copy 1 Copy 9"/><text:span text:style-name="T16">managed_by values(</text:span><text:bookmark text:name="docs-internal-guid-0c8a996a-7fff-d937-f284-4ca5a95b6016 Copy 1 Copy 9"/><text:span text:style-name="T16">'order26',</text:span><text:bookmark text:name="docs-internal-guid-981ec3c6-7fff-f24e-e411-bfb00c6514c6 Copy 1 Copy 9"/><text:span text:style-name="T16">'DMC5' ,12/29/2009);</text:span></text:p>
      <text:p text:style-name="P28"><text:span text:style-name="T16">Insert into </text:span><text:bookmark text:name="docs-internal-guid-4daefe3d-7fff-ff23-547b-a059abe2010c Copy 1 Copy 10"/><text:span text:style-name="T16">managed_by values(</text:span><text:bookmark text:name="docs-internal-guid-0c8a996a-7fff-d937-f284-4ca5a95b6016 Copy 1 Copy 10"/><text:span text:style-name="T16">'order27',</text:span><text:bookmark text:name="docs-internal-guid-981ec3c6-7fff-f24e-e411-bfb00c6514c6 Copy 1 Copy 10"/><text:span text:style-name="T16">'DMC1' ,12/27/2010);</text:span></text:p>
      <text:p text:style-name="P28"><text:span text:style-name="T16">Insert into </text:span><text:bookmark text:name="docs-internal-guid-4daefe3d-7fff-ff23-547b-a059abe2010c Copy 1 Copy 11"/><text:span text:style-name="T16">managed_by values(</text:span><text:bookmark text:name="docs-internal-guid-0c8a996a-7fff-d937-f284-4ca5a95b6016 Copy 1 Copy 11"/><text:span text:style-name="T16">'order28',</text:span><text:bookmark text:name="docs-internal-guid-981ec3c6-7fff-f24e-e411-bfb00c6514c6 Copy 1 Copy 11"/><text:span text:style-name="T16">'DMC5' ,12/29/2011);</text:span></text:p>
      <text:p text:style-name="P28"><text:span text:style-name="T16">Insert into </text:span><text:bookmark text:name="docs-internal-guid-4daefe3d-7fff-ff23-547b-a059abe2010c Copy 1 Copy 12"/><text:span text:style-name="T16">managed_by values(</text:span><text:bookmark text:name="docs-internal-guid-0c8a996a-7fff-d937-f284-4ca5a95b6016 Copy 1 Copy 12"/><text:span text:style-name="T16">'order29',</text:span><text:bookmark text:name="docs-internal-guid-981ec3c6-7fff-f24e-e411-bfb00c6514c6 Copy 1 Copy 12"/><text:span text:style-name="T16">'DMC1' ,12/26/2012);</text:span></text:p>
      <text:p text:style-name="P28"><text:span text:style-name="T16">Insert into </text:span><text:bookmark text:name="docs-internal-guid-4daefe3d-7fff-ff23-547b-a059abe2010c Copy 1 Copy 13"/><text:span text:style-name="T16">managed_by values(</text:span><text:bookmark text:name="docs-internal-guid-0c8a996a-7fff-d937-f284-4ca5a95b6016 Copy 1 Copy 13"/><text:span text:style-name="T16">'order30',</text:span><text:bookmark text:name="docs-internal-guid-981ec3c6-7fff-f24e-e411-bfb00c6514c6 Copy 1 Copy 13"/><text:span text:style-name="T16">'DMC4' ,12/29/2013);</text:span></text:p>
      <text:p text:style-name="Text_20_body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9"><text:soft-page-break/><text:span text:style-name="T14">C</text:span><text:span text:style-name="T13">reate Role General Manager;all</text:span></text:p>
      <text:p text:style-name="P30"><text:span text:style-name="T17">Create Role </text:span><text:bookmark text:name="docs-internal-guid-8b7ec9ae-7fff-b0ee-9fa9-a1589f579533"/><text:span text:style-name="T13">E-commerce Manager;</text:span></text:p>
      <text:p text:style-name="P30"><text:span text:style-name="T17">Create Role </text:span><text:bookmark text:name="docs-internal-guid-2309c6e7-7fff-d85f-612f-2b744fdc6abb"/><text:span text:style-name="T17">Marketing Manager;</text:span></text:p>
      <text:p text:style-name="P30"><text:span text:style-name="T17">Create Role </text:span><text:bookmark text:name="docs-internal-guid-b208056e-7fff-1334-2ec7-9692664bf6ac"/><text:span text:style-name="T17">Customer Service Manager;</text:span></text:p>
      <text:p text:style-name="P30"><text:span text:style-name="T17">Create Role </text:span><text:bookmark text:name="docs-internal-guid-dc6389f5-7fff-431f-be7a-fbb98b2c18f3"/><text:span text:style-name="T17">Operations Manager;</text:span></text:p>
      <text:p text:style-name="P30"><text:span text:style-name="T17">Create Role </text:span><text:bookmark text:name="docs-internal-guid-bd80c2c7-7fff-b8d7-2ccd-09d4239dc8a5"/><text:span text:style-name="T17">Management;</text:span></text:p>
      <text:p text:style-name="P30"><text:span text:style-name="T17">Create Role </text:span><text:bookmark text:name="docs-internal-guid-434c67e8-7fff-e28e-9d07-ca8dd86a099c"/><text:span text:style-name="T17">Working staff;</text:span></text:p>
      <text:p text:style-name="P30"><text:span text:style-name="T17">Create Role </text:span><text:bookmark text:name="docs-internal-guid-ef92425f-7fff-21a8-94c4-6f3e5964f173"/><text:span text:style-name="T17">IT;</text:span></text:p>
      <text:p text:style-name="P30"><text:span text:style-name="T17">Create Role </text:span><text:bookmark text:name="docs-internal-guid-37f5fcae-7fff-45ed-6f8a-1af4eb234195"/><text:span text:style-name="T17">Support; </text:span></text:p>
      <text:p text:style-name="P15"><text:span text:style-name="T14"/></text:p>
      <text:p text:style-name="P20"><text:span text:style-name="T14">a</text:span><text:span text:style-name="T13">dmin</text:span></text:p>
      <text:p text:style-name="P20"><text:span text:style-name="T13">customer-select on products, insert into issue table and feedback table</text:span></text:p>
      <text:p text:style-name="P20"><text:span text:style-name="T13">supplier-insert,select,update on maxqunatity, unit price</text:span></text:p>
      <text:p text:style-name="P20"><text:span text:style-name="T13">Dmc-insert/update</text:span></text:p>
      <text:p text:style-name="P20"><text:span text:style-name="T13"/></text:p>
      <text:p text:style-name="P20"><text:span text:style-name="T13">Create Role Manager;</text:span></text:p>
      <text:p text:style-name="P20"><text:span text:style-name="T13">Grant ALL PRIVILEGES on .* to Manager;</text:span></text:p>
      <text:p text:style-name="P20"><text:span text:style-name="T13"/></text:p>
      <text:p text:style-name="P20"><text:span text:style-name="T13">Create Role Worker;</text:span></text:p>
      <text:p text:style-name="P20"><text:span text:style-name="T13"/></text:p>
      <text:p text:style-name="P20"><text:span text:style-name="T13">Create Role Supplier;</text:span></text:p>
      <text:p text:style-name="P21"><text:span text:style-name="T13">Grant Update on Product_Supplied_by.Maxquantity to Supplier;</text:span></text:p>
      <text:p text:style-name="P21"><text:span text:style-name="T13">Grant Update on Product_Supplied_by.Unit Price to Supplier;</text:span></text:p>
      <text:p text:style-name="P21"><text:span text:style-name="T13"><text:s/></text:span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1"><text:span text:style-name="T14">C</text:span><text:span text:style-name="T13">reate Role DMC;</text:span></text:p>
      <text:p text:style-name="P21"><text:span text:style-name="T13">Grant Update on delivery_order to DMC;</text:span></text:p>
      <text:p text:style-name="P21"><text:span text:style-name="T13">Grant Update on Managed_by to DMC;</text:span></text:p>
      <text:p text:style-name="P15"><text:span text:style-name="T14"/></text:p>
      <text:p text:style-name="P22"><text:span text:style-name="T15"><text:tab/></text:span></text:p>
      <text:p text:style-name="P21"><text:span text:style-name="T14">C</text:span><text:span text:style-name="T13">reate Customer ‘Customerid’ @ ‘host’ Identified by ‘password’;</text:span></text:p>
      <text:p text:style-name="P21"><text:span text:style-name="T13">Create Manager ‘Managerid’ @ ‘host’ Identified by ‘password’;</text:span></text:p>
      <text:p text:style-name="P21"><text:span text:style-name="T13">Create Worker ‘Employeeid’ @ ‘host’ Identified by ‘password’;</text:span></text:p>
      <text:p text:style-name="P21"><text:span text:style-name="T13">Create DMC ‘DMCid’ @ ‘host’ Identified by ‘password’;</text:span></text:p>
      <text:p text:style-name="P21"><text:span text:style-name="T13">Create Supplier ‘Supplierid’ @ ‘host’ Identified by ‘password’;</text:span></text:p>
      <text:p text:style-name="P21"><text:span text:style-name="T13"><text:s/></text:span></text:p>
      <text:p text:style-name="P16"><text:span text:style-name="T14"/></text:p>
      <text:p text:style-name="P27"><text:bookmark text:name="docs-internal-guid-ed6ad7ec-7fff-42cb-42ee-27876f3dcaed"/><text:span text:style-name="T32">Insert into Manager_Employee_Person values(</text:span></text:p>
      <text:p text:style-name="P26">(‘M80’,’E140’,’Olivia’,’ ‘,’Noah’,’oliva12@gmail.com’,’09/06/1992’,’General Manager’,’Management’,5),</text:p>
      <text:p text:style-name="P26">(‘M81’,’E141’,’Emma’,’ k‘,’Liam’,’emmakj89@hot.com’,07/19/1994,’E-commerce Manager ’,’Management’,8),</text:p>
      <text:p text:style-name="P26"><text:soft-page-break/>(‘M82’,’E142’,’Amelia’,’ ‘,’Oliver’,’ameliaoli78@gmail.com’,01/20/1989’,’Marketing Manager’,’Management’,10),</text:p>
      <text:p text:style-name="P26">(‘M83’,’E143’,’Ava’,’ chicago‘,’Elijah’,’ava45@hot.com’,10/23/1978,’Customer Service Manager’,’Support’,5),</text:p>
      <text:p text:style-name="P26">(‘M84’,’E144’,’Sophia’,’ Kate‘,’Mateo’,’katesp78@gmail.com’,12/26/1989,’E-commerce’,’Management’,9),</text:p>
      <text:p text:style-name="P26">(‘M85’,’E145’,’Harper’,’ ‘,’Greyson’,’hargrey90@yahoo.com’,06/27/1990,’General Manager’,’Management’,5),</text:p>
      <text:p text:style-name="P26">(‘M86’,’E146’,’Dhoni’,’ I‘,’Singh’,’singhdhoni07@yahoo.com’,08/01/1992,’Customer Service Manager’,’Support’,6),</text:p>
      <text:p text:style-name="P26">(‘M87’,’E147’,’Lily’,’ ‘,’Owen’,’lilyro468@gmail.com’,11/09/1979,’Operations Manager’,’IT’,10),</text:p>
      <text:p text:style-name="P26">(‘M88’,’E148’,’Penelope’,’ ‘,’Ester’</text:p>
      <text:p text:style-name="Text_20_body"><text:line-break/></text:p>
      <text:p text:style-name="Text_20_body"><text:span text:style-name="T15"/></text:p>
      <text:p text:style-name="Text_20_body"><text:span text:style-name="T15"/></text:p>
      <text:p text:style-name="P24"><text:bookmark text:name="docs-internal-guid-7431881f-7fff-dd0d-f1ec-3c273bc220e8"/><text:span text:style-name="T32">insert into customer_person values('cust1','john','','smith','johnsmith@gmail.com','01-01-2000');</text:span></text:p>
      <text:p text:style-name="P24">insert into customer_person values('cust2','ferry','','will','ferrywill@gmail.com','01-01-2001');</text:p>
      <text:p text:style-name="P24">insert into customer_person values('cust3','gary','','sobers','garysobers@gmail.com','01-01-2002');</text:p>
      <text:p text:style-name="P24">insert into customer_person values('cust4','kevin','','patrick','kevinpatrick@gmail.com','01-01-2003');</text:p>
      <text:p text:style-name="P24">insert into customer_person values('cust5','ricky','','smith','rickysmith@gmail.com','01-01-2004');</text:p>
      <text:p text:style-name="P24">insert into customer_person values('cust6','steve','','will','stevewill@gmail.com','01-01-2005');</text:p>
      <text:p text:style-name="P24">insert into customer_person values('cust7','marnus','','sobers','marnussobers@gmail.com','01-01-2006');</text:p>
      <text:p text:style-name="P24">insert into customer_person values('cust8','mitchell','','patrick','mitchellpatrick@gmail.com','01-01-2007');</text:p>
      <text:p text:style-name="P24">insert into customer_person values('cust9','ian','','smith','iansmith@gmail.com','01-01-2008');</text:p>
      <text:p text:style-name="P24">insert into customer_person values('cust10','josh','','will','joshwill@gmail.com','01-01-2009');</text:p>
      <text:p text:style-name="P24">insert into customer_person values('cust11','mark','','sobers','marksobers@gmail.com','01-01-2010');</text:p>
      <text:p text:style-name="P24">insert into customer_person values('cust12','alan','','patrick','alanpatrick@gmail.com','01-01-2011');</text:p>
      <text:p text:style-name="P24"><text:soft-page-break/>insert into customer_person values('cust13','stephen','','smith','stephensmith@gmail.com','01-01-2012');</text:p>
      <text:p text:style-name="P24">insert into customer_person values('cust14','tim','','will','timwill@gmail.com','01-01-2013');</text:p>
      <text:p text:style-name="P24">insert into customer_person values('cust15','terry','','sobers','terrysobers@gmail.com','01-01-2014');</text:p>
      <text:p text:style-name="Text_20_body"><text:line-break/></text:p>
      <text:p text:style-name="P3"><text:bookmark text:name="docs-internal-guid-18059aec-7fff-c8c0-ef80-c3ba5c1d19be"/><text:span text:style-name="T33">Manager_Employee_Address </text:span></text:p>
      <text:p text:style-name="P3"><text:bookmark text:name="docs-internal-guid-c313ea46-7fff-4850-e50d-a6ea3930f819"/><text:span text:style-name="T33">Manager_Employee_Phone </text:span></text:p>
      <text:p text:style-name="P3"><text:bookmark text:name="docs-internal-guid-7793eaa3-7fff-7743-adf4-0020a8a61a10"/><text:span text:style-name="T33">Worker_Employee_Address </text:span></text:p>
      <text:p text:style-name="P3"><text:bookmark text:name="docs-internal-guid-dae6d9a4-7fff-8da2-8bfd-3a651990e5de"/><text:span text:style-name="T33">Worker_Employee_Phone </text:span></text:p>
      <text:p text:style-name="P3"><text:bookmark text:name="docs-internal-guid-46e1a5ea-7fff-abd6-264e-5cd15273719c"/><text:span text:style-name="T33">Customer_Address </text:span></text:p>
      <text:p text:style-name="P3"><text:bookmark text:name="docs-internal-guid-0f0967dd-7fff-bef5-02e9-b8e679ada200"/><text:span text:style-name="T33">Customer_Phone </text:span></text:p>
      <text:p text:style-name="P23"><text:bookmark text:name="docs-internal-guid-8fd39b65-7fff-d99e-f8ef-df23d304a134"/><text:span text:style-name="T22">Cart </text:span></text:p>
      <text:p text:style-name="P23"><text:bookmark text:name="docs-internal-guid-55a5cd50-7fff-f7e3-aba9-9d603debc5a8"/><text:span text:style-name="T26">Cart_items</text:span><text:span text:style-name="T22"> </text:span></text:p>
      <text:p text:style-name="P23"><text:bookmark text:name="docs-internal-guid-501ff9ae-7fff-19d3-0aba-f30fe9d136f8"/><text:span text:style-name="T22">Orders </text:span></text:p>
      <text:p text:style-name="P23"><text:bookmark text:name="docs-internal-guid-3bcd1565-7fff-2d68-7416-3be9834159ec"/><text:span text:style-name="T22">Pickup_order </text:span></text:p>
      <text:p text:style-name="P23"><text:bookmark text:name="docs-internal-guid-25809e03-7fff-4498-b1d3-5bfd20e17cdc"/><text:span text:style-name="T22">Delivery_order </text:span></text:p>
      <text:p text:style-name="P23"><text:bookmark text:name="docs-internal-guid-5a335d4f-7fff-5743-64f7-d4b6ba03b07d"/><text:span text:style-name="T22">Managed_by </text:span></text:p>
      <text:p text:style-name="P23"><text:bookmark text:name="docs-internal-guid-55886567-7fff-7172-eda8-8f457aea5265"/><text:span text:style-name="T22">Product </text:span></text:p>
      <text:p text:style-name="P23"><text:bookmark text:name="docs-internal-guid-bdf259ab-7fff-a382-dd87-cace85aebc3f"/><text:span text:style-name="T22">Supplier_address </text:span></text:p>
      <text:p text:style-name="P3"><text:bookmark text:name="docs-internal-guid-5476c6a9-7fff-c13e-5efe-2cea2a2df1bd"/><text:span text:style-name="T33">Product_supplied_by </text:span></text:p>
      <text:p text:style-name="P3"><text:bookmark text:name="docs-internal-guid-d96276c3-7fff-d5ba-5797-48cf4008bd88"/><text:span text:style-name="T33">Supplier_phone </text:span></text:p>
      <text:p text:style-name="P3"><text:bookmark text:name="docs-internal-guid-61e6bc12-7fff-fa0c-f133-a7b3a8248889"/><text:span text:style-name="T33">DMC_Address </text:span></text:p>
      <text:p text:style-name="P23"><text:bookmark text:name="docs-internal-guid-6b9fd480-7fff-0ecb-08e1-d4205b24feca"/><text:span text:style-name="T22">DMC_Phone </text:span></text:p>
      <text:p text:style-name="P23"><text:bookmark text:name="docs-internal-guid-e252673a-7fff-2409-5627-bd271ec5f340"/><text:span text:style-name="T22">Payment </text:span></text:p>
      <text:p text:style-name="P4"><text:bookmark text:name="docs-internal-guid-d43bb5f3-7fff-52fc-12b3-2d68881c14ac"/><text:span text:style-name="T28">Payment_Goesto_DMC </text:span></text:p>
      <text:p text:style-name="P4"><text:bookmark text:name="docs-internal-guid-64843bfb-7fff-6d01-5290-4cf1395e1343"/><text:span text:style-name="T28">Payment_Goesto_Supplier </text:span></text:p>
      <text:p text:style-name="P23"><text:bookmark text:name="docs-internal-guid-1e51ee6d-7fff-85c9-2272-1623e0056a26"/><text:span text:style-name="T22">Issues </text:span></text:p>
      <text:p text:style-name="P23"><text:bookmark text:name="docs-internal-guid-0454fbd3-7fff-a0a8-ae80-1b989990d9ba"/><text:span text:style-name="T22">Feedback </text:span></text:p>
      <text:p text:style-name="P15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helvetica" svg:font-family="helvetica, 'nimbus sans l', arial, 'liberatio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23:56:42.698000000</meta:creation-date>
    <dc:date>2023-04-10T10:13:36.888000000</dc:date>
    <meta:editing-duration>P2DT10H16M46S</meta:editing-duration>
    <meta:editing-cycles>16</meta:editing-cycles>
    <meta:generator>LibreOffice/7.4.4.2$Windows_X86_64 LibreOffice_project/85569322deea74ec9134968a29af2df5663baa21</meta:generator>
    <meta:document-statistic meta:table-count="0" meta:image-count="0" meta:object-count="0" meta:page-count="6" meta:paragraph-count="177" meta:word-count="671" meta:character-count="10303" meta:non-whitespace-character-count="9770"/>
  </office:meta>
</office:document-meta>
</file>